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ea272" officeooo:paragraph-rsid="000ea272" style:font-weight-asian="bold" style:font-weight-complex="bold"/>
    </style:style>
    <style:style style:name="P3" style:family="paragraph" style:parent-style-name="Standard">
      <style:text-properties officeooo:rsid="000ea272" officeooo:paragraph-rsid="000ea272"/>
    </style:style>
    <style:style style:name="P4" style:family="paragraph" style:parent-style-name="Standard">
      <style:text-properties officeooo:paragraph-rsid="000ea272"/>
    </style:style>
    <style:style style:name="P5" style:family="paragraph" style:parent-style-name="Standard">
      <style:text-properties fo:font-size="12pt" fo:font-weight="bold" officeooo:rsid="000ea272" officeooo:paragraph-rsid="000ea272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margin-top="0.106cm" fo:margin-bottom="0cm" style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officeooo:rsid="000ea272"/>
    </style:style>
    <style:style style:name="T2" style:family="text">
      <style:text-properties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a272" style:font-weight-asian="bold" style:font-weight-complex="bold"/>
    </style:style>
    <style:style style:name="T5" style:family="text">
      <style:text-properties fo:font-style="italic" style:font-style-asian="italic" style:font-style-complex="italic" loext:padding="0cm" loext:border="none"/>
    </style:style>
    <style:style style:name="T6" style:family="text">
      <style:text-properties fo:font-style="normal" style:font-style-asian="normal" style:font-style-complex="normal" loext:padding="0cm" loext:border="none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loext:padding="0cm" loext:border="none"/>
    </style:style>
    <style:style style:name="T9" style:family="text">
      <style:text-properties fo:font-size="14pt" fo:font-style="normal" style:font-size-asian="14pt" style:font-style-asian="normal" style:font-size-complex="14pt" style:font-style-complex="normal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Pour les voyages d'aventure : </text:span></text:p>
      <text:p text:style-name="Standard"><text:span text:style-name="T7">Séjours spa et bien-être : </text:span>pour ceux qui cherchent à se relaxer et à se faire dorloter avec des massages, des soins du corps et des séances de yoga.</text:p>
      <text:p text:style-name="Standard"><text:span text:style-name="T7">Retraites de méditation :</text:span> idéales pour se ressourcer spirituellement et pratiquer la pleine conscience dans des lieux paisibles.</text:p>
      <text:p text:style-name="Standard"><text:span text:style-name="T7">Escapades en bord de mer : </text:span>des vacances sur des plages idylliques pour profiter du soleil, de la mer et du sable.</text:p>
      <text:p text:style-name="Standard"><text:span text:style-name="T7">Séjours en montagne :</text:span> parfait pour se détendre dans un chalet cosy, avec la possibilité de faire de la randonnée ou de profiter de la nature environnante.</text:p>
      <text:p text:style-name="Standard"><text:span text:style-name="T7">Vacances en éco-lodge :</text:span> pour une détente dans le respect de l'environnement, souvent situés dans des cadres naturels préservés.</text:p>
      <text:p text:style-name="Standard"/>
      <text:p text:style-name="P1">Pour les croisières : </text:p>
      <text:p text:style-name="Standard"><text:span text:style-name="T7">Croisières fluviales : </text:span>Elles offrent une expérience plus intime et permettent d'explorer les villes et les paysages depuis les fleuves et les rivières.</text:p>
      <text:p text:style-name="Standard"><text:span text:style-name="T7">Croisières en haute mer : </text:span>Elles sont idéales pour ceux qui recherchent la détente avec des activités et divertissements à bord tout en naviguant entre différents pays ou îles.</text:p>
      <text:p text:style-name="Standard"><text:span text:style-name="T7">Croisières d'expédition :</text:span> Ces croisières sont conçues pour les aventuriers souhaitant explorer des régions éloignées et peu accessibles comme l'Arctique ou l'Antarctique.</text:p>
      <text:p text:style-name="Standard"><text:span text:style-name="T7">Croisières à thème : </text:span>Elles peuvent être centrées sur des intérêts spécifiques tels que la gastronomie, la musique, l'histoire, ou la culture.</text:p>
      <text:p text:style-name="Standard"><text:span text:style-name="T7">Croisières de luxe :</text:span> Offrant un service et des équipements haut de gamme pour une expérience de voyage exceptionnelle.</text:p>
      <text:p text:style-name="Standard"/>
      <text:p text:style-name="P4"><text:span text:style-name="T4">Pour les séjours détente :</text:span><text:span text:style-name="T1"><text:line-break/></text:span><text:span text:style-name="T9">Séjours spa et bien-être : </text:span><text:span text:style-name="T2">pour ceux qui cherchent à se relaxer et à se faire dorloter avec des massages, des soins du corps et des séances de yoga.</text:span></text:p>
      <text:p text:style-name="P4"><text:span text:style-name="T9">Retraites de méditation :</text:span><text:span text:style-name="T2"> idéales pour se ressourcer spirituellement et pratiquer la pleine conscience dans des lieux paisibles.</text:span></text:p>
      <text:p text:style-name="P4"><text:span text:style-name="T8">Escapades en bord de mer : </text:span><text:span text:style-name="T2">des vacances sur des plages idylliques pour profiter du soleil, de la mer et du sable.</text:span></text:p>
      <text:p text:style-name="P4"><text:span text:style-name="T8">Séjours en montagne : </text:span><text:span text:style-name="T2">parfait pour se détendre dans un chalet cosy, avec la possibilité de faire de la randonnée ou de profiter de la nature environnante.</text:span></text:p>
      <text:p text:style-name="P4"><text:span text:style-name="T8">Vacances en éco-lodge :</text:span><text:span text:style-name="T2"> pour une détente dans le respect de l'environnement, souvent situés dans des cadres naturels préservés.</text:span></text:p>
      <text:p text:style-name="P3"/>
      <text:p text:style-name="P2"><text:span text:style-name="T2">Visites guidées : </text:span></text:p>
      <text:p text:style-name="P6"><text:span text:style-name="T7">Visites historiques et culturelles :</text:span> pour explorer des sites emblématiques et apprendre sur l'histoire locale.</text:p>
      <text:p text:style-name="P6"><text:span text:style-name="T7">Visites gastronomiques :</text:span> pour découvrir la cuisine régionale et participer à des dégustations.</text:p>
      <text:p text:style-name="P6"><text:span text:style-name="T7">Visites de vignobles :</text:span> pour les amateurs de vin intéressés par la viniculture et les dégustations de vin.</text:p>
      <text:p text:style-name="P6"><text:span text:style-name="T7">Visites urbaines à pied ou à vélo : </text:span>pour une immersion dans l'atmosphère des villes.</text:p>
      <text:p text:style-name="P6"><text:span text:style-name="T7">Visites de la nature et de la faune : </text:span>pour observer la vie sauvage et la beauté naturelle des paysages.</text:p>
      <text:p text:style-name="P6"/>
      <text:p text:style-name="P3"><text:soft-page-break/></text:p>
      <text:p text:style-name="P5"><text:span text:style-name="T2">Escapades culturelles </text:span></text:p>
      <text:p text:style-name="P6"><text:span text:style-name="T7">Circuits de musées :</text:span> pour explorer l'art, l'histoire et la science.</text:p>
      <text:p text:style-name="P6"><text:span text:style-name="T7">Tournées de monuments :</text:span> visites des sites du patrimoine mondial et de monuments historiques.</text:p>
      <text:p text:style-name="P6"><text:span text:style-name="T7">Festivals et événements : </text:span>participation à des événements culturels locaux, comme des festivals de musique ou des célébrations traditionnelles.</text:p>
      <text:p text:style-name="P6"><text:span text:style-name="T7">Ateliers d'artisanat :</text:span> pour apprendre des compétences traditionnelles et l'artisanat local.</text:p>
      <text:p text:style-name="P6"><text:span text:style-name="T7">Visites littéraires : </text:span>sur les traces d'auteurs célèbres et de leurs œuvre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4:50:54.824000000</meta:creation-date>
    <dc:date>2024-04-29T14:58:28.294000000</dc:date>
    <meta:editing-duration>PT7M33S</meta:editing-duration>
    <meta:editing-cycles>1</meta:editing-cycles>
    <meta:document-statistic meta:table-count="0" meta:image-count="0" meta:object-count="0" meta:page-count="2" meta:paragraph-count="29" meta:word-count="512" meta:character-count="3177" meta:non-whitespace-character-count="2690"/>
    <meta:generator>LibreOffice/7.6.0.3$Windows_X86_64 LibreOffice_project/69edd8b8ebc41d00b4de3915dc82f8f0fc3b6265</meta:generator>
  </office:meta>
</office:document-meta>
</file>